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-0.018cm" fo:margin-top="0cm" fo:margin-bottom="0cm" table:align="left" style:writing-mode="lr-tb"/>
    </style:style>
    <style:style style:name="Tabelle1.A" style:family="table-column">
      <style:table-column-properties style:column-width="8.498cm"/>
    </style:style>
    <style:style style:name="Tabelle1.B" style:family="table-column">
      <style:table-column-properties style:column-width="8.51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.097cm" fo:border-left="0.25pt solid #000001" fo:border-right="none" fo:border-top="0.25pt solid #000001" fo:border-bottom="0.25pt solid #000001"/>
    </style:style>
    <style:style style:name="Tabelle1.B1" style:family="table-cell">
      <style:table-cell-properties fo:padding="0.097cm" fo:border="0.25pt solid #000001"/>
    </style:style>
    <style:style style:name="Tabelle1.A2" style:family="table-cell">
      <style:table-cell-properties fo:padding="0.097cm" fo:border-left="0.25pt solid #000001" fo:border-right="none" fo:border-top="none" fo:border-bottom="0.25pt solid #000001"/>
    </style:style>
    <style:style style:name="Tabelle1.B2" style:family="table-cell">
      <style:table-cell-properties fo:padding="0.097cm" fo:border-left="0.25pt solid #000001" fo:border-right="0.25pt solid #000001" fo:border-top="none" fo:border-bottom="0.25pt solid #000001"/>
    </style:style>
    <style:style style:name="Tabelle2" style:family="table">
      <style:table-properties style:width="17cm" fo:margin-left="0.079cm" fo:margin-top="0cm" fo:margin-bottom="0cm" table:align="left" style:writing-mode="lr-tb"/>
    </style:style>
    <style:style style:name="Tabelle2.A" style:family="table-column">
      <style:table-column-properties style:column-width="8.5cm"/>
    </style:style>
    <style:style style:name="Tabelle2.B" style:family="table-column">
      <style:table-column-properties style:column-width="8.498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.097cm" fo:border-left="0.25pt solid #000001" fo:border-right="none" fo:border-top="0.25pt solid #000001" fo:border-bottom="0.25pt solid #000001"/>
    </style:style>
    <style:style style:name="Tabelle2.B1" style:family="table-cell">
      <style:table-cell-properties fo:padding="0.097cm" fo:border="0.25pt solid #000001"/>
    </style:style>
    <style:style style:name="Tabelle2.A2" style:family="table-cell">
      <style:table-cell-properties fo:padding="0.097cm" fo:border-left="0.25pt solid #000001" fo:border-right="none" fo:border-top="none" fo:border-bottom="0.25pt solid #000001"/>
    </style:style>
    <style:style style:name="Tabelle2.B2" style:family="table-cell">
      <style:table-cell-properties fo:padding="0.097cm" fo:border-left="0.25pt solid #000001" fo:border-right="0.25pt solid #000001" fo:border-top="none" fo:border-bottom="0.25pt solid #000001"/>
    </style:style>
    <style:style style:name="Tabelle3" style:family="table">
      <style:table-properties style:width="17cm" fo:margin-left="0.079cm" fo:margin-top="0cm" fo:margin-bottom="0cm" table:align="left" style:writing-mode="lr-tb"/>
    </style:style>
    <style:style style:name="Tabelle3.A" style:family="table-column">
      <style:table-column-properties style:column-width="8.5cm"/>
    </style:style>
    <style:style style:name="Tabelle3.B" style:family="table-column">
      <style:table-column-properties style:column-width="8.498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="0.097cm" fo:border-left="0.25pt solid #000001" fo:border-right="none" fo:border-top="0.25pt solid #000001" fo:border-bottom="0.25pt solid #000001"/>
    </style:style>
    <style:style style:name="Tabelle3.B1" style:family="table-cell">
      <style:table-cell-properties fo:padding="0.097cm" fo:border="0.25pt solid #000001"/>
    </style:style>
    <style:style style:name="Tabelle3.A2" style:family="table-cell">
      <style:table-cell-properties fo:padding="0.097cm" fo:border-left="0.25pt solid #000001" fo:border-right="none" fo:border-top="none" fo:border-bottom="0.25pt solid #000001"/>
    </style:style>
    <style:style style:name="Tabelle3.B2" style:family="table-cell">
      <style:table-cell-properties fo:padding="0.097cm" fo:border-left="0.25pt solid #000001" fo:border-right="0.25pt solid #000001" fo:border-top="none" fo:border-bottom="0.25pt solid #000001"/>
    </style:style>
    <style:style style:name="Tabelle4" style:family="table">
      <style:table-properties style:width="17cm" fo:margin-left="0.079cm" fo:margin-top="0cm" fo:margin-bottom="0cm" table:align="left" style:writing-mode="lr-tb"/>
    </style:style>
    <style:style style:name="Tabelle4.A" style:family="table-column">
      <style:table-column-properties style:column-width="8.5cm"/>
    </style:style>
    <style:style style:name="Tabelle4.B" style:family="table-column">
      <style:table-column-properties style:column-width="8.498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097cm" fo:border-left="0.25pt solid #000001" fo:border-right="none" fo:border-top="0.25pt solid #000001" fo:border-bottom="0.25pt solid #000001"/>
    </style:style>
    <style:style style:name="Tabelle4.B1" style:family="table-cell">
      <style:table-cell-properties fo:padding="0.097cm" fo:border="0.25pt solid #000001"/>
    </style:style>
    <style:style style:name="Tabelle4.A2" style:family="table-cell">
      <style:table-cell-properties fo:padding="0.097cm" fo:border-left="0.25pt solid #000001" fo:border-right="none" fo:border-top="none" fo:border-bottom="0.25pt solid #000001"/>
    </style:style>
    <style:style style:name="Tabelle4.B2" style:family="table-cell">
      <style:table-cell-properties fo:padding="0.097cm" fo:border-left="0.25pt solid #000001" fo:border-right="0.25pt solid #000001" fo:border-top="none" fo:border-bottom="0.25pt solid #000001"/>
    </style:style>
    <style:style style:name="P1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officeooo:rsid="0012b284" officeooo:paragraph-rsid="0012b284"/>
    </style:style>
    <style:style style:name="P5" style:family="paragraph" style:parent-style-name="Standard">
      <style:text-properties officeooo:rsid="00145a96" officeooo:paragraph-rsid="00145a96"/>
    </style:style>
    <style:style style:name="P6" style:family="paragraph" style:parent-style-name="Standard">
      <style:text-properties officeooo:rsid="00180e71" officeooo:paragraph-rsid="00180e71"/>
    </style:style>
    <style:style style:name="P7" style:family="paragraph" style:parent-style-name="Text_20_body_20__28_user_29_">
      <style:text-properties fo:language="en" fo:country="GB" officeooo:rsid="0012b284" officeooo:paragraph-rsid="0012b284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Table_20_Contents">
      <style:text-properties officeooo:rsid="0018eddc" officeooo:paragraph-rsid="0018eddc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officeooo:rsid="0015e02a"/>
    </style:style>
    <style:style style:name="T4" style:family="text">
      <style:text-properties fo:color="#800080" fo:language="en" fo:country="GB"/>
    </style:style>
    <style:style style:name="T5" style:family="text">
      <style:text-properties fo:color="#800080"/>
    </style:style>
    <style:style style:name="T6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ans" fo:font-size="14pt" fo:language="en" fo:country="GB" style:font-size-asian="14pt" style:font-size-complex="14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43532"/>
    </style:style>
    <style:style style:name="T10" style:family="text">
      <style:text-properties officeooo:rsid="00145a96"/>
    </style:style>
    <style:style style:name="T11" style:family="text">
      <style:text-properties officeooo:rsid="001737b5"/>
    </style:style>
    <style:style style:name="T12" style:family="text">
      <style:text-properties officeooo:rsid="00180e71"/>
    </style:style>
    <style:style style:name="T13" style:family="text">
      <style:text-properties officeooo:rsid="0018e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stCpp01Lib</text:span></text:p>
      <text:p text:style-name="P4">Library generates C++ Code for storing and working with Data-Records.</text:p>
      <text:p text:style-name="P4"/>
      <text:p text:style-name="P4">Kernel of this library is a format for storing Class and Class Member information in an ASC-File.</text:p>
      <text:p text:style-name="P4">Example File dxftyp.def (DXF)</text:p>
      <text:p text:style-name="P4"/>
      <text:p text:style-name="P4">sstDxf03;Circle;cx;DD;12;4;sst Dxf Lib;sst Circle;X Coordinate of center point.</text:p>
      <text:p text:style-name="P4">sstDxf03;Circle;cy;DD;12;4;sst Dxf Lib;sst Circle;Y Coordinate of center point.</text:p>
      <text:p text:style-name="P4">sstDxf03;Circle;cz;DD;12;4;sst Dxf Lib;sst Circle;Z Coordinate of center point.</text:p>
      <text:p text:style-name="P4">sstDxf03;Circle;radius;DD;12;4;sst Dxf Lib;sst Circle;Radius of arc.</text:p>
      <text:p text:style-name="P4">sstDxf03;MText;ipx;DD;12;4;sst Dxf Lib;sst MText;X Coordinate of insertion point.</text:p>
      <text:p text:style-name="P4">sstDxf03;MText;ipy;DD;12;4;sst Dxf Lib;sst MText;Y Coordinate of insertion point.</text:p>
      <text:p text:style-name="P4">sstDxf03;MText;ipz;DD;12;4;sst Dxf Lib;sst MText;Z Coordinate of insertion point.</text:p>
      <text:p text:style-name="P4"/>
      <text:p text:style-name="P4">Row 1: System/<text:span text:style-name="T9">Library</text:span> name</text:p>
      <text:p text:style-name="P4">Row 2: Class name</text:p>
      <text:p text:style-name="P4">Row 3: <text:span text:style-name="T9">Class </text:span>Member name</text:p>
      <text:p text:style-name="P4">Row 4: C++ Type <text:span text:style-name="T10">(DD=Double)</text:span></text:p>
      <text:p text:style-name="P4">Row 5: Width <text:span text:style-name="T10">(Full width in Csv-file)</text:span></text:p>
      <text:p text:style-name="P4">Row 6: Decimal width</text:p>
      <text:p text:style-name="P4">Row 7: System/<text:span text:style-name="T9">Library</text:span> Information</text:p>
      <text:p text:style-name="P4">Row 8: Class Information</text:p>
      <text:p text:style-name="P4">Row 9: <text:span text:style-name="T9">Class </text:span>Member Information</text:p>
      <text:p text:style-name="P4"/>
      <text:h text:style-name="Heading_20_1" text:outline-level="1">Tool sst_generate_typ_lib</text:h>
      <text:p text:style-name="P5">Tool load information from file Type.Def and generates code for reading/writing <text:s/>record data in csv files.</text:p>
      <text:h text:style-name="Heading_20_1" text:outline-level="1">Tool sst_generate_fnc_lib</text:h>
      <text:p text:style-name="P5">Tool load information from file Type.Def and generates code for storing record data in sstRec04Lib database system. Needs code from sst_generate_typ_lib.</text:p>
      <text:h text:style-name="Heading_20_1" text:outline-level="1">Tool sst_generate_qttab_lib</text:h>
      <text:p text:style-name="P5">Tool load information from file Type.Def and generates code for creating qt tables for interactive working with record data. Needs code from sst_generate_typ_lib and sst_generate_fnc_lib.</text:p>
      <text:p text:style-name="P4"/>
      <text:p text:style-name="P4"/>
      <text:p text:style-name="P4"/>
      <text:p text:style-name="P7"/>
      <text:h text:style-name="Heading_20_1" text:outline-level="1"><text:span text:style-name="T1">Class Definition </text:span><text:span text:style-name="T4">sstCpp01_Class_Cls</text:span></text:h>
      <text:p text:style-name="P6">After full definition of all functions/methods with Code and all member the CppClass is written into Header and cpp-Code files.</text:p>
      <text:h text:style-name="Heading_20_2" text:outline-level="2">Class Header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>System Name</text:p>
          </table:table-cell>
        </table:table-row>
        <text:soft-page-break/>
        <table:table-row table:style-name="Tabelle1.1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Group Name</text:p>
          </table:table-cell>
        </table:table-row>
        <table:table-row table:style-name="Tabelle1.1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Class Name</text:p>
          </table:table-cell>
        </table:table-row>
        <table:table-row table:style-name="Tabelle1.1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Date</text:p>
          </table:table-cell>
        </table:table-row>
      </table:table>
      <text:p text:style-name="Text_20_body_20__28_user_29_"/>
      <text:h text:style-name="Heading_20_2" text:outline-level="2">Table Class <text:span text:style-name="T12">Member/</text:span>Elements</text:h>
      <text:p text:style-name="Text_20_body_20__28_user_29_">Storing <text:span text:style-name="T5">sstCpp01_ClsTyp_Cls records</text:span></text:p>
      <text:p text:style-name="Text_20_body_20__28_user_29_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1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h text:style-name="Heading_20_2" text:outline-level="2">Table Class Functions/<text:span text:style-name="T12">Methods</text:span></text:h>
      <text:p text:style-name="Text_20_body_20__28_user_29_">Storing <text:span text:style-name="T5">sstCpp01_ClsFnc_Cls records</text:span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P9">Method name</text:p>
          </table:table-cell>
        </table:table-row>
        <table:table-row table:style-name="Tabelle3.1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P9">Code starts at row N in Block Table</text:p>
          </table:table-cell>
        </table:table-row>
        <table:table-row table:style-name="Tabelle3.1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P9">Number of Code rows in Block Table</text:p>
          </table:table-cell>
        </table:table-row>
      </table:table>
      <text:p text:style-name="Standard"/>
      <text:h text:style-name="Heading_20_2" text:outline-level="2"><text:span text:style-name="T13">Class Block </text:span>Table: <text:span text:style-name="T11">All </text:span>Function/<text:span text:style-name="T12">Method</text:span> Code Rows <text:span text:style-name="T11">stored in blocks </text:span></text:h>
      <text:p text:style-name="Text_20_body_20__28_user_29_">Storing Char[X] row records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able_20_Contents"/>
          </table:table-cell>
          <table:table-cell table:style-name="Tabelle4.B1" office:value-type="string">
            <text:p text:style-name="Table_20_Contents"/>
          </table:table-cell>
        </table:table-row>
        <table:table-row table:style-name="Tabelle4.1"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Standard"/>
      <text:p text:style-name="Standard"><text:span text:style-name="T6">Function Calls</text:span></text:p>
      <text:p text:style-name="P1"/>
      <text:p text:style-name="Standard"><text:span text:style-name="T8">sstcsv_FilWrtClsFncOpen3</text:span></text:p>
      <text:p text:style-name="Standard"><text:span text:style-name="T1">Write Base Class and Type Classes to Header File</text:span></text:p>
      <text:p text:style-name="Standard"><text:span text:style-name="T1">Write Base Class and Type Classes to Code File</text:span></text:p>
      <text:p text:style-name="P2"/>
      <text:p text:style-name="Standard"><text:span text:style-name="T8">sst_WrtClsData_inPipe_toFilesF2</text:span></text:p>
      <text:p text:style-name="Standard"><text:span text:style-name="T1">Write Type Classes to Header File</text:span></text:p>
      <text:p text:style-name="Standard"><text:span text:style-name="T1">Write Type Classes to Code File</text:span></text:p>
      <text:p text:style-name="P3"/>
      <text:p text:style-name="P3"/>
      <text:p text:style-name="Standard"><text:span text:style-name="T8">sstCpp01_wrt2CppHedFil2</text:span></text:p>
      <text:p text:style-name="Standard"><text:span text:style-name="T1">Write Doxygen und Class Code to header file</text:span></text:p>
      <text:p text:style-name="P2"/>
      <text:p text:style-name="Standard"><text:span text:style-name="T8">sstCpp01_Hed_wrt_class</text:span></text:p>
      <text:p text:style-name="Standard"><text:span text:style-name="T1">Write Class Code to header file</text:span></text:p>
      <text:p text:style-name="P3"/>
      <text:p text:style-name="P2"/>
      <text:p text:style-name="P2"/>
      <text:p text:style-name="Standard"><text:span text:style-name="T2">Document infos</text:span></text:p>
      <text:p text:style-name="Standard"><text:soft-page-break/><text:span text:style-name="T1">Author:<text:tab/> Uli Rehr</text:span></text:p>
      <text:p text:style-name="Standard"><text:span text:style-name="T1">Created:<text:tab/>23.09.</text:span><text:bookmark text:name="_GoBack"/><text:span text:style-name="T1">16</text:span></text:p>
      <text:p text:style-name="Standard"><text:span text:style-name="T1">Changed: <text:tab/>13.03.18, <text:s/>Re.</text:span></text:p>
      <text:p text:style-name="Standard"><text:span text:style-name="T1"><text:tab/><text:tab/></text:span><text:span text:style-name="T3">08.06.18, More infos about tools. <text:s/>Re.</text:span></text:p>
      <text:p text:style-name="Standard"><text:span text:style-name="T1">Document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-Ulrich Rehr</meta:initial-creator>
    <meta:editing-cycles>12</meta:editing-cycles>
    <meta:creation-date>2016-09-23T09:01:00</meta:creation-date>
    <dc:date>2018-06-08T09:44:50.562669081</dc:date>
    <meta:editing-duration>PT34M10S</meta:editing-duration>
    <meta:generator>LibreOffice/5.1.6.2$Linux_x86 LibreOffice_project/10m0$Build-2</meta:generator>
    <meta:document-statistic meta:table-count="4" meta:image-count="0" meta:object-count="0" meta:page-count="3" meta:paragraph-count="59" meta:word-count="339" meta:character-count="2494" meta:non-whitespace-character-count="22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